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officeooo:rsid="0059c3b6" officeooo:paragraph-rsid="005bd376" style:font-style-asian="italic" style:font-style-complex="italic"/>
    </style:style>
    <style:style style:name="P2" style:family="paragraph" style:parent-style-name="Standard">
      <style:text-properties officeooo:rsid="0046be97" officeooo:paragraph-rsid="0046be97"/>
    </style:style>
    <style:style style:name="P3" style:family="paragraph" style:parent-style-name="Standard">
      <style:text-properties officeooo:rsid="0048c228" officeooo:paragraph-rsid="0048c228"/>
    </style:style>
    <style:style style:name="P4" style:family="paragraph" style:parent-style-name="Standard">
      <style:text-properties officeooo:rsid="004b81c2" officeooo:paragraph-rsid="004b81c2"/>
    </style:style>
    <style:style style:name="P5" style:family="paragraph" style:parent-style-name="Standard">
      <style:text-properties officeooo:rsid="0050776d" officeooo:paragraph-rsid="0050776d"/>
    </style:style>
    <style:style style:name="P6" style:family="paragraph" style:parent-style-name="Standard">
      <style:text-properties officeooo:rsid="00524b0c" officeooo:paragraph-rsid="0056968c"/>
    </style:style>
    <style:style style:name="P7" style:family="paragraph" style:parent-style-name="Standard">
      <style:text-properties officeooo:rsid="00524b0c" officeooo:paragraph-rsid="0055bcbf"/>
    </style:style>
    <style:style style:name="P8" style:family="paragraph" style:parent-style-name="Standard">
      <style:text-properties officeooo:rsid="00532b59" officeooo:paragraph-rsid="00532b59"/>
    </style:style>
    <style:style style:name="P9" style:family="paragraph" style:parent-style-name="Standard">
      <style:text-properties officeooo:rsid="00552795" officeooo:paragraph-rsid="00552795"/>
    </style:style>
    <style:style style:name="P10" style:family="paragraph" style:parent-style-name="Standard">
      <style:text-properties officeooo:rsid="0059c3b6" officeooo:paragraph-rsid="0059c3b6"/>
    </style:style>
    <style:style style:name="P11" style:family="paragraph" style:parent-style-name="Standard">
      <style:text-properties officeooo:rsid="0059c3b6" officeooo:paragraph-rsid="005bd376"/>
    </style:style>
    <style:style style:name="P12" style:family="paragraph" style:parent-style-name="Standard">
      <style:text-properties officeooo:rsid="005a49a9" officeooo:paragraph-rsid="005a49a9"/>
    </style:style>
    <style:style style:name="P13" style:family="paragraph" style:parent-style-name="Standard">
      <style:text-properties officeooo:rsid="005a6c9c" officeooo:paragraph-rsid="005a6c9c"/>
    </style:style>
    <style:style style:name="P14" style:family="paragraph" style:parent-style-name="Standard">
      <style:text-properties officeooo:rsid="005d0095" officeooo:paragraph-rsid="005d0095"/>
    </style:style>
    <style:style style:name="P15" style:family="paragraph" style:parent-style-name="Standard">
      <style:text-properties officeooo:rsid="005e6ee2" officeooo:paragraph-rsid="005e6ee2"/>
    </style:style>
    <style:style style:name="P16" style:family="paragraph" style:parent-style-name="Subtitle">
      <style:text-properties officeooo:rsid="005e6ee2" officeooo:paragraph-rsid="005e6ee2"/>
    </style:style>
    <style:style style:name="P17" style:family="paragraph" style:parent-style-name="Text_20_body">
      <style:text-properties officeooo:rsid="005e6ee2" officeooo:paragraph-rsid="005e6ee2"/>
    </style:style>
    <style:style style:name="P18" style:family="paragraph" style:parent-style-name="Standard">
      <style:text-properties officeooo:rsid="005f5eff" officeooo:paragraph-rsid="005f5eff"/>
    </style:style>
    <style:style style:name="P19" style:family="paragraph" style:parent-style-name="Standard">
      <style:text-properties officeooo:rsid="0060986b" officeooo:paragraph-rsid="0060986b"/>
    </style:style>
    <style:style style:name="P20" style:family="paragraph" style:parent-style-name="Standard">
      <style:text-properties officeooo:rsid="0060986b" officeooo:paragraph-rsid="0066b5ba"/>
    </style:style>
    <style:style style:name="P21" style:family="paragraph" style:parent-style-name="Standard">
      <style:text-properties officeooo:rsid="0061a8f2" officeooo:paragraph-rsid="0061a8f2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text-properties officeooo:rsid="005f4025" officeooo:paragraph-rsid="005f4025"/>
    </style:style>
    <style:style style:name="P24" style:family="paragraph" style:parent-style-name="Heading_20_1">
      <style:paragraph-properties fo:break-before="page"/>
      <style:text-properties officeooo:rsid="005bd376" officeooo:paragraph-rsid="005bd376"/>
    </style:style>
    <style:style style:name="P25" style:family="paragraph" style:parent-style-name="Standard" style:list-style-name="L1">
      <style:text-properties officeooo:rsid="0050776d" officeooo:paragraph-rsid="0050776d"/>
    </style:style>
    <style:style style:name="P26" style:family="paragraph" style:parent-style-name="Standard" style:list-style-name="L1">
      <style:text-properties officeooo:rsid="0050776d" officeooo:paragraph-rsid="00511f3b"/>
    </style:style>
    <style:style style:name="P27" style:family="paragraph" style:parent-style-name="Standard" style:list-style-name="L1">
      <style:text-properties officeooo:rsid="00511f3b" officeooo:paragraph-rsid="00511f3b"/>
    </style:style>
    <style:style style:name="P28" style:family="paragraph" style:parent-style-name="Standard" style:list-style-name="L1">
      <style:text-properties officeooo:rsid="00511f3b" officeooo:paragraph-rsid="0059c3b6"/>
    </style:style>
    <style:style style:name="P29" style:family="paragraph" style:parent-style-name="Standard" style:list-style-name="L2">
      <style:text-properties officeooo:rsid="0055bcbf" officeooo:paragraph-rsid="0056968c"/>
    </style:style>
    <style:style style:name="P30" style:family="paragraph" style:parent-style-name="Standard" style:list-style-name="L2">
      <style:text-properties officeooo:rsid="0055bcbf" officeooo:paragraph-rsid="005925ff"/>
    </style:style>
    <style:style style:name="P31" style:family="paragraph" style:parent-style-name="Standard" style:list-style-name="L2">
      <style:text-properties officeooo:rsid="0055bcbf" officeooo:paragraph-rsid="0055bcbf"/>
    </style:style>
    <style:style style:name="P32" style:family="paragraph" style:parent-style-name="Standard" style:list-style-name="L3">
      <style:text-properties officeooo:rsid="0055bcbf" officeooo:paragraph-rsid="0055bcbf"/>
    </style:style>
    <style:style style:name="P33" style:family="paragraph" style:parent-style-name="Standard" style:list-style-name="L3">
      <style:text-properties officeooo:rsid="0055bcbf" officeooo:paragraph-rsid="0056968c"/>
    </style:style>
    <style:style style:name="P34" style:family="paragraph" style:parent-style-name="Standard" style:list-style-name="L2">
      <style:text-properties officeooo:rsid="00552795" officeooo:paragraph-rsid="005925ff"/>
    </style:style>
    <style:style style:name="P35" style:family="paragraph" style:parent-style-name="Standard" style:list-style-name="L3">
      <style:text-properties officeooo:rsid="0059c3b6" officeooo:paragraph-rsid="0059c3b6"/>
    </style:style>
    <style:style style:name="P36" style:family="paragraph" style:parent-style-name="Standard" style:list-style-name="L4">
      <style:text-properties officeooo:paragraph-rsid="005f5eff"/>
    </style:style>
    <style:style style:name="P37" style:family="paragraph" style:parent-style-name="Standard" style:list-style-name="L5">
      <style:text-properties officeooo:rsid="005e6ee2" officeooo:paragraph-rsid="005e6ee2"/>
    </style:style>
    <style:style style:name="T1" style:family="text">
      <style:text-properties officeooo:rsid="0047cc7d"/>
    </style:style>
    <style:style style:name="T2" style:family="text">
      <style:text-properties officeooo:rsid="0048c228"/>
    </style:style>
    <style:style style:name="T3" style:family="text">
      <style:text-properties officeooo:rsid="0049e252"/>
    </style:style>
    <style:style style:name="T4" style:family="text">
      <style:text-properties officeooo:rsid="004b81c2"/>
    </style:style>
    <style:style style:name="T5" style:family="text">
      <style:text-properties officeooo:rsid="004d4d3c"/>
    </style:style>
    <style:style style:name="T6" style:family="text">
      <style:text-properties officeooo:rsid="004f0359"/>
    </style:style>
    <style:style style:name="T7" style:family="text">
      <style:text-properties officeooo:rsid="0050776d"/>
    </style:style>
    <style:style style:name="T8" style:family="text">
      <style:text-properties officeooo:rsid="00511f3b"/>
    </style:style>
    <style:style style:name="T9" style:family="text">
      <style:text-properties officeooo:rsid="0051ae9d"/>
    </style:style>
    <style:style style:name="T10" style:family="text">
      <style:text-properties officeooo:rsid="00524b0c"/>
    </style:style>
    <style:style style:name="T11" style:family="text">
      <style:text-properties officeooo:rsid="00532b59"/>
    </style:style>
    <style:style style:name="T12" style:family="text">
      <style:text-properties officeooo:rsid="00552795"/>
    </style:style>
    <style:style style:name="T13" style:family="text">
      <style:text-properties officeooo:rsid="0055bcbf"/>
    </style:style>
    <style:style style:name="T14" style:family="text">
      <style:text-properties officeooo:rsid="0056968c"/>
    </style:style>
    <style:style style:name="T15" style:family="text">
      <style:text-properties officeooo:rsid="0057d160"/>
    </style:style>
    <style:style style:name="T16" style:family="text">
      <style:text-properties officeooo:rsid="005925ff"/>
    </style:style>
    <style:style style:name="T17" style:family="text">
      <style:text-properties officeooo:rsid="0059c3b6"/>
    </style:style>
    <style:style style:name="T18" style:family="text">
      <style:text-properties officeooo:rsid="005a49a9"/>
    </style:style>
    <style:style style:name="T19" style:family="text">
      <style:text-properties officeooo:rsid="005a6c9c"/>
    </style:style>
    <style:style style:name="T20" style:family="text">
      <style:text-properties officeooo:rsid="005bd376"/>
    </style:style>
    <style:style style:name="T21" style:family="text">
      <style:text-properties officeooo:rsid="005d0095"/>
    </style:style>
    <style:style style:name="T22" style:family="text">
      <style:text-properties officeooo:rsid="005e6ee2"/>
    </style:style>
    <style:style style:name="T23" style:family="text">
      <style:text-properties officeooo:rsid="005f4025"/>
    </style:style>
    <style:style style:name="T24" style:family="text">
      <style:text-properties officeooo:rsid="005f5eff"/>
    </style:style>
    <style:style style:name="T25" style:family="text">
      <style:text-properties officeooo:rsid="005f6c3b"/>
    </style:style>
    <style:style style:name="T26" style:family="text">
      <style:text-properties officeooo:rsid="0061a8f2"/>
    </style:style>
    <style:style style:name="T27" style:family="text">
      <style:text-properties officeooo:rsid="0062c59d"/>
    </style:style>
    <style:style style:name="T28" style:family="text">
      <style:text-properties officeooo:rsid="00649b50"/>
    </style:style>
    <style:style style:name="T29" style:family="text">
      <style:text-properties officeooo:rsid="0066b5ba"/>
    </style:style>
    <style:style style:name="T30" style:family="text">
      <style:text-properties officeooo:rsid="00679ba3"/>
    </style:style>
    <style:style style:name="T31" style:family="text">
      <style:text-properties officeooo:rsid="006879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SAR NETWORKING</text:p>
      <text:p text:style-name="P16">Pushing back on complexity</text:p>
      <text:p text:style-name="P17"/>
      <text:p text:style-name="P17"/>
      <text:p text:style-name="P17"/>
      <text:h text:style-name="Heading_20_1" text:outline-level="1">THE <text:span text:style-name="T19">CURRENT </text:span>PROBLEM</text:h>
      <text:p text:style-name="P2">The current default messaging technolog<text:span text:style-name="T2">y</text:span> (<text:span text:style-name="T2">i.e</text:span>. HTTP <text:span text:style-name="T1">and all its different forms</text:span>) <text:span text:style-name="T2">is</text:span> not fit for purpose – <text:span text:style-name="T10">it is not a complete, modern solution to the full set of networking requirements</text:span>. <text:span text:style-name="T2">At best it takes care of a small set of requirements making it quite useful in that space from browser to backend.</text:span></text:p>
      <text:p text:style-name="P2"/>
      <text:p text:style-name="P3">For a long time <text:span text:style-name="T10">HTTP</text:span> <text:span text:style-name="T16">has been the</text:span><text:span text:style-name="T3"> technology underlying the RPC interactions between browser and server. More recently there have been initiatives towards asynchronous, bi-directional messaging, </text:span><text:span text:style-name="T16">i.e.</text:span><text:span text:style-name="T3"> what </text:span><text:span text:style-name="T20">developers</text:span><text:span text:style-name="T3"> actually need </text:span><text:span text:style-name="T20">to deliver advanced features</text:span><text:span text:style-name="T3">. </text:span><text:span text:style-name="T6">This need</text:span><text:span text:style-name="T3"> </text:span><text:span text:style-name="T6">is evidenced</text:span><text:span text:style-name="T3"> </text:span><text:span text:style-name="T6">by</text:span><text:span text:style-name="T3"> the existence of Web</text:span><text:span text:style-name="T4">S</text:span><text:span text:style-name="T3">ocket</text:span><text:span text:style-name="T4">s</text:span><text:span text:style-name="T3"> and the async options in FastAPI and gRPC. </text:span><text:span text:style-name="T20">Together </text:span><text:span text:style-name="T19">these items are</text:span><text:span text:style-name="T3"> </text:span><text:span text:style-name="T19">encouraging</text:span><text:span text:style-name="T3"> but </text:span><text:span text:style-name="T19">they bring their own</text:span><text:span text:style-name="T3"> problems like “calllback hell” and the fact that none of them go far enough. Asynchronous, bi-directional messaging is somewhat redundant when used to connect two non-asynchronous apps.</text:span></text:p>
      <text:p text:style-name="P3"/>
      <text:p text:style-name="P4">Aside from this fundamental flaw, HTTP-based messaging does nothing about service discovery, <text:span text:style-name="T11">session management,</text:span> zero-configuration networking or WAN level networking, e.g. IoT. Look inside any backend process and you will likely see a combination of <text:span text:style-name="T5">messaging-related </text:span>technologies <text:span text:style-name="T5">used to meet the </text:span><text:span text:style-name="T10">various </text:span><text:span text:style-name="T5">requirements in those areas. This </text:span><text:span text:style-name="T11">situation</text:span><text:span text:style-name="T5"> is exacerbated by the fact that some network messaging is performed by vendor-specific client libraries, e.g. for interfacing to PostgreSQL. On one hand these libraries can help to hide specific third-party details. On the other hand they introduce yet another </text:span><text:span text:style-name="T20">proprietary</text:span><text:span text:style-name="T5"> </text:span><text:span text:style-name="T7">approach to network messaging with its </text:span><text:span text:style-name="T17">own</text:span><text:span text:style-name="T7"> type system and execution model, i.e. is it synchronous or is it asynchronous. Source code for backend processes can become ugly </text:span><text:span text:style-name="T9">places</text:span><text:span text:style-name="T7">.</text:span></text:p>
      <text:p text:style-name="P4"/>
      <text:p text:style-name="P5">Development of <text:span text:style-name="T9">modern</text:span>, distributed solutions <text:span text:style-name="T8">is difficult due to the lack of a high quality messaging system that knows about asynchronous apps, </text:span><text:span text:style-name="T11">session management</text:span><text:span text:style-name="T8">, service discovery, zero-configuration and the full scope of networking (e.g. WAN). </text:span><text:span text:style-name="T9">Symptoms that emerge in software projects will include; </text:span></text:p>
      <text:p text:style-name="P5"/>
      <text:list xml:id="list3298318890" text:style-name="L1">
        <text:list-item>
          <text:p text:style-name="P25">bugs <text:span text:style-name="T8">associated with code complexity,</text:span></text:p>
        </text:list-item>
        <text:list-item>
          <text:p text:style-name="P27"><text:span text:style-name="T20">poor</text:span> responsiveness and processing delays,</text:p>
        </text:list-item>
        <text:list-item>
          <text:p text:style-name="P27">heavy resource footprint,</text:p>
        </text:list-item>
        <text:list-item>
          <text:p text:style-name="P27">poor scalability,</text:p>
        </text:list-item>
        <text:list-item>
          <text:p text:style-name="P27"><text:span text:style-name="T9">reduced availability</text:span>,</text:p>
        </text:list-item>
        <text:list-item>
          <text:p text:style-name="P26">low development velocity,</text:p>
        </text:list-item>
        <text:list-item>
          <text:p text:style-name="P28">inability to implement <text:span text:style-name="T9">some </text:span>advanced features and behaviours,</text:p>
        </text:list-item>
        <text:list-item>
          <text:p text:style-name="P28"><text:span text:style-name="T17">or </text:span>low quality implementations of features and behaviours.</text:p>
        </text:list-item>
      </text:list>
      <text:p text:style-name="Standard"/>
      <text:h text:style-name="P22" text:outline-level="1">BENEFITS OF ANSAR</text:h>
      <text:p text:style-name="P6">Ansar offers an operational framework for the full set of networking requirements. It provides a basis for out-of-the-box, off-the-shelf, plug-and-play network software.</text:p>
      <text:p text:style-name="P6"/>
      <text:p text:style-name="P6"><text:span text:style-name="T12">It pays attention to </text:span><text:span text:style-name="T17">the needs of</text:span><text:span text:style-name="T12"> the smallest groups of processes</text:span><text:span text:style-name="T11"> </text:span><text:span text:style-name="T12">(i.e. </text:span><text:span text:style-name="T11">multi-processing </text:span><text:span text:style-name="T12">on a single host), through to the largest groups with </text:span><text:span text:style-name="T17">many </text:span><text:span text:style-name="T12">processes spread around the Internet.</text:span></text:p>
      <text:p text:style-name="P8"/>
      <text:p text:style-name="P9"><text:span text:style-name="T15">Immediate t</text:span><text:span text:style-name="T13">echnical </text:span>benefits include;</text:p>
      <text:list xml:id="list4218983130" text:style-name="L2">
        <text:list-item>
          <text:p text:style-name="P29"><text:span text:style-name="T16">platform suitable for</text:span> advanced features, e.g. propagation of server-side events,</text:p>
        </text:list-item>
        <text:list-item>
          <text:p text:style-name="P30">built-in host, LAN and WAN messaging -<text:span text:style-name="T14"> optional encryption</text:span>,</text:p>
        </text:list-item>
        <text:list-item>
          <text:p text:style-name="P34"><text:span text:style-name="T13">drop-in </text:span><text:span text:style-name="T16">compatibility</text:span><text:span text:style-name="T13">, i.e. software components can be reused across multiple projects,</text:span></text:p>
        </text:list-item>
        <text:list-item>
          <text:p text:style-name="P31">simplified deployment, <text:span text:style-name="T14">i.e. zero-configuration networking</text:span>,</text:p>
        </text:list-item>
        <text:list-item>
          <text:p text:style-name="P31">side-by-side deployment – development, QA, training and sales instances on one network.</text:p>
        </text:list-item>
      </text:list>
      <text:p text:style-name="P8"/>
      <text:p text:style-name="P8"><text:span text:style-name="T15">Longer term</text:span> benefits;</text:p>
      <text:list xml:id="list1311003916" text:style-name="L3">
        <text:list-item>
          <text:p text:style-name="P32">shorter time-to-market,</text:p>
        </text:list-item>
        <text:list-item>
          <text:p text:style-name="P35">composition of new solutions using existing components,</text:p>
        </text:list-item>
        <text:list-item>
          <text:p text:style-name="P33">responsive, <text:span text:style-name="T20">efficient and</text:span> scalable software</text:p>
        </text:list-item>
        <text:list-item>
          <text:p text:style-name="P33"><text:span text:style-name="T17">fewer</text:span><text:span text:style-name="T16"> bugs</text:span><text:span text:style-name="T14">,</text:span></text:p>
        </text:list-item>
        <text:list-item>
          <text:p text:style-name="P33"><text:span text:style-name="T17">quicker</text:span> maintanence <text:span text:style-name="T17">cycles</text:span>, e.g. bug fixes, new features and updates</text:p>
        </text:list-item>
        <text:list-item>
          <text:p text:style-name="P32"><text:span text:style-name="T16">happier</text:span> development teams</text:p>
        </text:list-item>
      </text:list>
      <text:p text:style-name="P7"/>
      <text:h text:style-name="P23" text:outline-level="1">PRODUCT SUMMARY</text:h>
      <text:p text:style-name="P10">There is no other messaging technology that addresses the full scope of operations, as <text:span text:style-name="T18">described</text:span> <text:span text:style-name="T18">in previous paragraphs. As long as software projects continue to use custom combinations of disparate technologies, they will continue to experience the listed difficulties.</text:span></text:p>
      <text:p text:style-name="P10"/>
      <text:p text:style-name="P12">While there is unlikely to ever be a single technology that delivers on all the <text:span text:style-name="T26">networking </text:span>requirements of <text:span text:style-name="T21">all software</text:span> system<text:span text:style-name="T22">s</text:span>, Ansar is particularly well positioned to assist in the development of high quality backend software. Its asynchronous roots are a much better starting point for development of responsive, efficient and reliable software components.</text:p>
      <text:p text:style-name="P12"/>
      <text:p text:style-name="P20">Asynchronous capability comes from the communications industry. The execution model is based on SDL <text:span text:style-name="T26">(</text:span>ITU-T<text:span text:style-name="T26">)</text:span> and is related <text:span text:style-name="T26">to,</text:span> or similar to, concepts such as active objects, event-driven and signal processing. The value of SDL is proven through decades of reliable service provided by hugely distributed phone systems. <text:span text:style-name="T26">The wider software industry has yet to exploit the work done over those decades. SDL includes concise and sophisticated messaging processing – exactly what is needed to ease the tension that exists between current attempts at async messaging and the non-async apps.</text:span></text:p>
      <text:p text:style-name="P20"/>
      <text:p text:style-name="P20"><text:span text:style-name="T29">A synchronous style of operation is still supported by Ansar in several ways. An Ansar process is fully asynchronous by default, but Ansar can also be used by existing synchronous application</text:span><text:span text:style-name="T30">s</text:span><text:span text:style-name="T29"> as a normal library that happens to take care of complex, concurrent tasks.</text:span></text:p>
      <text:p text:style-name="P19"/>
      <text:p text:style-name="P21">Zero-configuration <text:span text:style-name="T27">is an umbrella term for concepts and products such as dynamic DNS, Rendezvous </text:span><text:span text:style-name="T28">and</text:span><text:span text:style-name="T27"> Bonjour </text:span><text:span text:style-name="T28">(from Apple)</text:span><text:span text:style-name="T27">. </text:span><text:span text:style-name="T28">Ansar provides built-in, publish-subscribe service discovery (rather than listen and connect to IP addresses or DNS names) to a similar effect.</text:span></text:p>
      <text:p text:style-name="P12"/>
      <text:p text:style-name="P12"><text:soft-page-break/>Ansar is currently tested for operation across a wide range of Linux platforms including Ubuntu and Debian. There is a good chance that <text:span text:style-name="T19">Ansar will run on any modern Linux platform that includes an up-to-date installation of Python and Internet connectivity. </text:span>Testing has also covered the macOS platform <text:span text:style-name="T20">and the Raspberry Pi</text:span>.</text:p>
      <text:p text:style-name="P12"/>
      <text:p text:style-name="P13">Support for Windows operation is currently delayed by a single technical item – teardown of asynchronous sockets under Windows requires special handling. A few weeks of focused effort should add Windows to the list of supported platforms.</text:p>
      <text:p text:style-name="P13"/>
      <text:p text:style-name="P14">Ansar is a Python-only technology. Earlier versions of Ansar used C++ but the effort required to maintain build <text:span text:style-name="T22">chains</text:span> for all the combinations of compilers and target platforms became unsupportable.</text:p>
      <text:p text:style-name="P14"/>
      <text:h text:style-name="P24" text:outline-level="1">COMMERCIAL <text:span text:style-name="T25">PERSPECTIVE</text:span></text:h>
      <text:p text:style-name="P11"><text:span text:style-name="T21">Ansar is comprised of three integrated libraries and a supporting WAN service currently running under AWS. The three libraries are in the public domain (available on PyPI.org) under the MIT license. </text:span><text:span text:style-name="T22">Access to the WAN service is currently free, allowing anyone to try out the built-in WAN capability with a few CLI commands. </text:span><text:span text:style-name="T21">Git repos for the libraries and the WAN service are all on Github and are private.</text:span></text:p>
      <text:p text:style-name="P11"/>
      <text:p text:style-name="P18">There is substantial documentation for the three libraries;</text:p>
      <text:list xml:id="list1630898724" text:style-name="L4">
        <text:list-item>
          <text:p text:style-name="P36"><text:a xlink:type="simple" xlink:href="https://ansar-encode-manual.s3.ap-southeast-2.amazonaws.com/0.1.1/index.html" text:style-name="Internet_20_link" text:visited-style-name="Visited_20_Internet_20_Link"><text:span text:style-name="T24">ansar-encode (serialization)</text:span></text:a></text:p>
        </text:list-item>
        <text:list-item>
          <text:p text:style-name="P36"><text:a xlink:type="simple" xlink:href="https://ansar-create-manual.s3.ap-southeast-2.amazonaws.com/0.1.1/index.html" text:style-name="Internet_20_link" text:visited-style-name="Visited_20_Internet_20_Link"><text:span text:style-name="T24">ansar-create (asynchronous framework)</text:span></text:a></text:p>
        </text:list-item>
        <text:list-item>
          <text:p text:style-name="P36"><text:a xlink:type="simple" xlink:href="https://ansar-connect-manual.s3.ap-southeast-2.amazonaws.com/0.1.1/index.html" text:style-name="Internet_20_link" text:visited-style-name="Visited_20_Internet_20_Link"><text:span text:style-name="T24">ansar-connect (networking)</text:span></text:a></text:p>
        </text:list-item>
      </text:list>
      <text:p text:style-name="P11"/>
      <text:p text:style-name="P15">Commercial opportunities exist around the WAN service. <text:span text:style-name="T23">This is similar to the situations around SQS and MQTT</text:span>. These include;</text:p>
      <text:p text:style-name="P15"/>
      <text:list xml:id="list1111844178" text:style-name="L5">
        <text:list-item>
          <text:p text:style-name="P37">subscription-based access to the public WAN service,</text:p>
        </text:list-item>
        <text:list-item>
          <text:p text:style-name="P37">private deployments of the WAN service for performance or security reasons</text:p>
        </text:list-item>
        <text:list-item>
          <text:p text:style-name="P37">support and consulting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9:06:40.079592101</meta:creation-date>
    <dc:date>2024-07-23T20:56:42.941187692</dc:date>
    <meta:editing-duration>PT22H44M5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4" meta:paragraph-count="50" meta:word-count="1022" meta:character-count="6785" meta:non-whitespace-character-count="5833"/>
  </office:meta>
</office:document-meta>
</file>